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DejaVu Sans2" svg:font-family="'DejaVu Sans'" style:font-pitch="variable" style:font-charset="x-symbol"/>
    <style:font-face style:name="Liberation Sans2" svg:font-family="'Liberation Sans'" style:font-pitch="variable" style:font-charset="x-symbol"/>
    <style:font-face style:name="OpenSymbol" svg:font-family="Open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8.748cm" fo:min-width="0.262cm"/>
    </style:style>
    <style:style style:name="gr2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6.772cm"/>
    </style:style>
    <style:style style:name="gr3" style:family="graphic" style:parent-style-name="standard">
      <style:graphic-properties draw:stroke="none" svg:stroke-color="#3465a4" draw:fill="solid" draw:fill-color="#47b769" draw:textarea-horizontal-align="justify" draw:textarea-vertical-align="middle" draw:auto-grow-height="false" fo:min-height="1.436cm" fo:min-width="9.78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5" style:family="graphic" style:parent-style-name="standard">
      <style:graphic-properties draw:stroke="none" svg:stroke-color="#000000" draw:fill="none" draw:fill-color="#ffffff" fo:min-height="0.513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objectwithoutfill">
      <style:graphic-properties svg:stroke-width="0.051cm" svg:stroke-color="#000000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0.597cm" fo:min-width="3.721cm"/>
    </style:style>
    <style:style style:name="gr9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0.856cm" fo:min-width="3.721cm"/>
    </style:style>
    <style:style style:name="gr10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1.171cm" fo:min-width="6.714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6dae4"/>
      <style:paragraph-properties fo:text-align="center"/>
      <style:text-properties fo:color="#ffffff"/>
    </style:style>
    <style:style style:name="P4" style:family="paragraph">
      <loext:graphic-properties draw:fill-color="#a6dae4"/>
      <style:paragraph-properties fo:text-align="center"/>
    </style:style>
    <style:style style:name="P5" style:family="paragraph">
      <loext:graphic-properties draw:fill="solid" draw:fill-color="#47b769"/>
      <style:paragraph-properties fo:text-align="center"/>
      <style:text-properties fo:color="#ffffff"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ccc095"/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style:font-name="OpenSymbol2" style:font-name-asian="OpenSymbol2" style:font-name-complex="OpenSymbol2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8.998cm" svg:x="9.29cm" svg:y="5.3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7.366cm" svg:height="0.965cm" svg:x="1.675cm" svg:y="5.492cm">
          <text:p text:style-name="P2">Assemble Ref PS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7.366cm" svg:height="0.965cm" svg:x="1.675cm" svg:y="8.267cm">
          <text:p text:style-name="P2">Ref PSF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7.366cm" svg:height="0.965cm" svg:x="1.675cm" svg:y="9.651cm">
          <text:p text:style-name="P2">Align Ref PS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7.366cm" svg:height="0.965cm" svg:x="1.675cm" svg:y="6.883cm">
          <text:p text:style-name="P2">Outlier Det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7.366cm" svg:height="0.965cm" svg:x="1.675cm" svg:y="11.052cm">
          <text:p text:style-name="P2">Image Combina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0.287cm" svg:height="1.686cm" svg:x="1.223cm" svg:y="1.155cm">
          <text:p text:style-name="P2"><text:span text:style-name="T1">CALWEBB_CORON3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0.635cm" svg:height="0.827cm" svg:x="9.252cm" svg:y="5.561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9.978cm" svg:y="5.561cm">
          <draw:text-box>
            <text:p><text:span text:style-name="T2">✔</text:span></text:p>
          </draw:text-box>
        </draw:frame>
        <draw:frame draw:style-name="gr5" draw:text-style-name="P7" draw:layer="layout" svg:width="1.783cm" svg:height="0.763cm" draw:transform="rotate (1.0471975511966) translate (10.07cm 5.196cm)">
          <draw:text-box>
            <text:p><text:span text:style-name="T3">MIRI</text:span></text:p>
          </draw:text-box>
        </draw:frame>
        <draw:frame draw:style-name="gr6" draw:text-style-name="P7" draw:layer="layout" svg:width="2.286cm" svg:height="0.889cm" draw:transform="rotate (1.0471975511966) translate (9.287cm 5.196cm)">
          <draw:text-box>
            <text:p><text:span text:style-name="T3">NIRCam</text:span></text:p>
          </draw:text-box>
        </draw:frame>
        <draw:frame draw:style-name="gr4" draw:text-style-name="P6" draw:layer="layout" svg:width="0.635cm" svg:height="0.827cm" svg:x="9.26cm" svg:y="6.952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9.986cm" svg:y="6.952cm">
          <draw:text-box>
            <text:p><text:span text:style-name="T2">✔</text:span></text:p>
          </draw:text-box>
        </draw:frame>
        <draw:connector draw:style-name="gr7" draw:text-style-name="P8" draw:layer="layout" svg:x1="5.358cm" svg:y1="6.457cm" svg:x2="5.358cm" svg:y2="6.883cm" draw:start-shape="id1" draw:start-glue-point="2" draw:end-shape="id2" draw:end-glue-point="0" svg:d="M5358 6457v426" svg:viewBox="0 0 1 427">
          <text:p/>
        </draw:connector>
        <draw:connector draw:style-name="gr7" draw:text-style-name="P8" draw:layer="layout" svg:x1="5.358cm" svg:y1="7.848cm" svg:x2="5.358cm" svg:y2="8.267cm" draw:start-shape="id2" draw:start-glue-point="2" draw:end-shape="id3" draw:end-glue-point="0" svg:d="M5358 7848v419" svg:viewBox="0 0 1 420">
          <text:p/>
        </draw:connector>
        <draw:connector draw:style-name="gr7" draw:text-style-name="P8" draw:layer="layout" svg:x1="5.358cm" svg:y1="9.232cm" svg:x2="5.358cm" svg:y2="9.651cm" draw:start-shape="id3" draw:start-glue-point="2" draw:end-shape="id4" draw:end-glue-point="0" svg:d="M5358 9232v419" svg:viewBox="0 0 1 420">
          <text:p/>
        </draw:connector>
        <draw:connector draw:style-name="gr7" draw:text-style-name="P8" draw:layer="layout" svg:x1="5.358cm" svg:y1="10.616cm" svg:x2="5.358cm" svg:y2="11.052cm" draw:start-shape="id4" draw:start-glue-point="2" draw:end-shape="id5" draw:end-glue-point="0" svg:d="M5358 10616v436" svg:viewBox="0 0 1 437">
          <text:p/>
        </draw:connector>
        <draw:frame draw:style-name="gr4" draw:text-style-name="P6" draw:layer="layout" svg:width="0.635cm" svg:height="0.827cm" svg:x="9.268cm" svg:y="8.336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9.994cm" svg:y="8.336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9.276cm" svg:y="9.72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0.002cm" svg:y="9.72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9.284cm" svg:y="11.155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0.01cm" svg:y="11.155cm">
          <draw:text-box>
            <text:p><text:span text:style-name="T2">✔</text:span></text:p>
          </draw:text-box>
        </draw:frame>
        <draw:custom-shape draw:style-name="gr8" draw:text-style-name="P9" xml:id="id6" draw:id="id6" draw:layer="layout" svg:width="5.969cm" svg:height="1.197cm" svg:x="2.374cm" svg:y="3.468cm">
          <text:p text:style-name="P2"><text:span text:style-name="T4">Calibrated Slop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svg:x1="5.359cm" svg:y1="4.665cm" svg:x2="5.358cm" svg:y2="5.492cm" draw:start-shape="id6" draw:start-glue-point="8" draw:end-shape="id1" draw:end-glue-point="0" svg:d="M5359 4665v413h-1v414" svg:viewBox="0 0 2 828">
          <text:p/>
        </draw:connector>
        <draw:custom-shape draw:style-name="gr9" draw:text-style-name="P9" xml:id="id8" draw:id="id8" draw:layer="layout" svg:width="5.969cm" svg:height="1.564cm" svg:x="2.374cm" svg:y="15.058cm">
          <text:p text:style-name="P2"><text:span text:style-name="T4">Coadded Imag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svg:x1="5.358cm" svg:y1="14.131cm" svg:x2="5.359cm" svg:y2="15.058cm" draw:start-shape="id7" draw:start-glue-point="2" draw:end-shape="id8" draw:end-glue-point="4" svg:d="M5358 14131v463h1v464" svg:viewBox="0 0 2 928">
          <text:p/>
        </draw:connector>
        <draw:line draw:style-name="gr10" draw:text-style-name="P8" draw:layer="layout" svg:x1="9.285cm" svg:y1="5.309cm" svg:x2="10.317cm" svg:y2="3.54cm">
          <text:p/>
        </draw:line>
        <draw:line draw:style-name="gr10" draw:text-style-name="P8" draw:layer="layout" svg:x1="10.016cm" svg:y1="5.328cm" svg:x2="10.952cm" svg:y2="3.794cm">
          <text:p/>
        </draw:line>
        <draw:line draw:style-name="gr10" draw:text-style-name="P8" draw:layer="layout" svg:x1="10.804cm" svg:y1="5.323cm" svg:x2="11.358cm" svg:y2="4.43cm">
          <text:p/>
        </draw:line>
        <draw:custom-shape draw:style-name="gr11" draw:text-style-name="P4" xml:id="id7" draw:id="id7" draw:layer="layout" svg:width="7.366cm" svg:height="1.573cm" svg:x="1.675cm" svg:y="12.558cm">
          <text:p text:style-name="P2">Updated Exposure</text:p>
          <text:p text:style-name="P2">Level Produ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svg:x1="5.358cm" svg:y1="12.017cm" svg:x2="5.358cm" svg:y2="12.558cm" draw:start-shape="id5" draw:start-glue-point="2" draw:end-shape="id7" draw:end-glue-point="0" svg:d="M5358 12017v541" svg:viewBox="0 0 1 542">
          <text:p/>
        </draw:connector>
        <draw:line draw:style-name="gr10" draw:text-style-name="P8" draw:layer="layout" svg:x1="10.804cm" svg:y1="5.324cm" svg:x2="10.85cm" svg:y2="14.336cm">
          <text:p/>
        </draw:line>
        <draw:frame draw:style-name="gr4" draw:text-style-name="P6" draw:layer="layout" svg:width="0.635cm" svg:height="0.827cm" svg:x="9.292cm" svg:y="12.935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0.018cm" svg:y="12.935cm">
          <draw:text-box>
            <text:p><text:span text:style-name="T2">✔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DejaVu Sans2" svg:font-family="'DejaVu Sans'" style:font-pitch="variable" style:font-charset="x-symbol"/>
    <style:font-face style:name="Liberation Sans2" svg:font-family="'Liberation Sans'" style:font-pitch="variable" style:font-charset="x-symbol"/>
    <style:font-face style:name="OpenSymbol" svg:font-family="Open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rl Gordon</meta:initial-creator>
    <meta:creation-date>2017-03-03T14:40:37.951197325</meta:creation-date>
    <dc:date>2020-04-15T15:10:22.365079985</dc:date>
    <meta:editing-duration>PT1H37M52S</meta:editing-duration>
    <meta:editing-cycles>25</meta:editing-cycles>
    <meta:generator>LibreOffice/6.2.8.2$Linux_X86_64 LibreOffice_project/20$Build-2</meta:generator>
    <meta:document-statistic meta:object-count="35"/>
  </office:meta>
</office:document-meta>
</file>